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164AABF3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Header">
      <style:paragraph-properties fo:text-align="justify" style:justify-single-word="false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style:font-name="MetaMedium-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Antaganden</text:p>
      <text:p text:style-name="P6"/>
      <text:p text:style-name="Standard">Rättsinformationssystemet kan förenklat uttryckas i följande delområden, som även kan ses som ett informationsflöde:</text:p>
      <text:p text:style-name="Standard"/>
      <text:list text:style-name="L1">
        <text:list-item>
          <text:p text:style-name="P10">Samla in rättsinformation som publiceras av olika myndigheter, där publicering kan bestå av ny information, ändring eller återkallande</text:p>
          <text:p text:style-name="P10"/>
        </text:list-item>
        <text:list-item>
          <text:p text:style-name="P10">Processa och lagra rättsinformationen</text:p>
          <text:p text:style-name="P10"/>
        </text:list-item>
        <text:list-item>
          <text:p text:style-name="P10">Publicera all insamlad rättsinformation i enhetligt format</text:p>
          <text:p text:style-name="P10"/>
        </text:list-item>
        <text:list-item>
          <text:p text:style-name="P10">Filtrera publicerad rättsinformation och plocka ut den del av informationen som är metadata i RDF</text:p>
          <text:p text:style-name="P10"/>
        </text:list-item>
        <text:list-item>
          <text:p text:style-name="P10">Processa och lagra metadata</text:p>
          <text:p text:style-name="P10"/>
        </text:list-item>
        <text:list-item>
          <text:p text:style-name="P10">Tillgängliggör metadata</text:p>
        </text:list-item>
      </text:list>
      <text:p text:style-name="Standard"/>
      <text:p text:style-name="Standard"/>
      <text:p text:style-name="P6">Konsultuppdrag </text:p>
      <text:p text:style-name="P6"/>
      <text:p text:style-name="Standard">Konsultuppdrag för Curalia omfattar i första hand att se över och implementera 4, 5 och 6.</text:p>
      <text:p text:style-name="Standard"/>
      <text:p text:style-name="P7">Arbetsordning:</text:p>
      <text:p text:style-name="P7"/>
      <text:list text:style-name="L2">
        <text:list-item>
          <text:p text:style-name="P11">Implementera flöde för att läsa den rättsinformation som publiceras i steg 3</text:p>
          <text:p text:style-name="P11"/>
        </text:list-item>
        <text:list-item>
          <text:p text:style-name="P11">Implementera utläsning av RDF metadata ur publicering</text:p>
          <text:p text:style-name="P11"/>
        </text:list-item>
        <text:list-item>
          <text:p text:style-name="P11">Implementera mekanism för att läsa ut om publicering innebär ny information, uppdatering eller borttagning</text:p>
          <text:p text:style-name="P11"/>
        </text:list-item>
        <text:list-item>
          <text:p text:style-name="P11">Välj ett lämpligt repository för RDF, med första fokus på Sesame</text:p>
          <text:p text:style-name="P11"/>
        </text:list-item>
        <text:list-item>
          <text:p text:style-name="P11">Installera repository</text:p>
          <text:p text:style-name="P11"/>
        </text:list-item>
        <text:list-item>
          <text:p text:style-name="P11">Implementera uppdatering av repository med den information som publiceras, dvs lagra ny RDF, uppdatera eller ta bort</text:p>
          <text:p text:style-name="P11"/>
        </text:list-item>
        <text:list-item>
          <text:p text:style-name="P11">Konfigurera åtkomst till repository med lämplig skrivskydd (read-only)</text:p>
          <text:p text:style-name="P11"/>
        </text:list-item>
        <text:list-item>
          <text:p text:style-name="P11">Driftsätt i Apache Tomcat</text:p>
          <text:p text:style-name="P11"/>
        </text:list-item>
        <text:list-item>
          <text:p text:style-name="P11">Driftsätt Apache HTTP med lämplig omskrivning av publika URL:ar och felsidor</text:p>
          <text:p text:style-name="P11"/>
        </text:list-item>
        <text:list-item>
          <text:p text:style-name="P11">Exponera SPARQL-endpoint</text:p>
          <text:p text:style-name="P11"/>
        </text:list-item>
        <text:list-item>
          <text:p text:style-name="P11">Transformera / berika svar på SPARQL-fråga vid behov</text:p>
        </text:list-item>
      </text:list>
      <text:p text:style-name="Standard"/>
      <text:list text:style-name="L2">
        <text:list-header>
          <text:p text:style-name="P11"/>
        </text:list-header>
      </text:list>
      <text:p text:style-name="P7">Allmänna mål:</text:p>
      <text:p text:style-name="P7"/>
      <text:p text:style-name="Standard">Implementation ska så långt det är lämpligt använda redan befintlig implementation och tester</text:p>
      <text:p text:style-name="Standard"/>
      <text:p text:style-name="Standard">Implementation ska omfatta tillhörande tester</text:p>
      <text:p text:style-name="Standard"/>
      <text:p text:style-name="Standard">Implementation och vägval ska dokumenteras</text:p>
      <text:p text:style-name="Standard"/>
      <text:p text:style-name="Standard">Implementation ska installeras på egen maskin</text:p>
      <text:p text:style-name="Standard"/>
      <text:p text:style-name="Standard">Installation ska dokumenteras</text:p>
      <text:p text:style-name="Standard"/>
      <text:p text:style-name="Standard"><text:soft-page-break/></text:p>
      <text:p text:style-name="P7">Kompletterande checklista för bedömning av klart:</text:p>
      <text:p text:style-name="P7"/>
      <text:p text:style-name="Standard">Adress till feed för publicering av rättsinformation ska kunna konfigureras</text:p>
      <text:p text:style-name="Standard"/>
      <text:p text:style-name="Standard">Intervall av pollning av feed ska kunna konfigureras</text:p>
      <text:p text:style-name="Standard"/>
      <text:p text:style-name="Standard">Hantera att hämtning av information från feed kan ta längre tid än pollintervallet</text:p>
      <text:p text:style-name="Standard"/>
      <text:p text:style-name="P8">Säkerställ att publik åtkomst till repository är read-only</text:p>
      <text:p text:style-name="P8"/>
      <text:p text:style-name="P8">Tester ska finnas för huvudsakliga funktioner</text:p>
      <text:p text:style-name="P8"/>
      <text:p text:style-name="P8">Alla tester ska gå igenom</text:p>
      <text:p text:style-name="Standard"/>
      <text:p text:style-name="Standard">Kod ska vara kommentera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0pt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1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sprojektet</text:p>
                <text:p text:style-name="P3">Konsultuppdrag, del 1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10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2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Björkman</dc:creator>
    <dc:date>2008-11-10T15:01:06</dc:date>
    <dc:language>en-US</dc:language>
    <meta:editing-cycles>12</meta:editing-cycles>
    <meta:editing-duration>PT1H14M31S</meta:editing-duration>
    <meta:template xlink:type="simple" xlink:actuate="onRequest" xlink:href="../../..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2" meta:word-count="303" meta:character-count="2177"/>
  </office:meta>
</office:document-meta>
</file>